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0.5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  <style:text-properties fo:font-size="12pt" style:font-size-asian="12pt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13cm" svg:x="2cm" svg:y="1.079cm" presentation:class="title" presentation:user-transformed="true">
          <draw:text-box>
            <text:p text:style-name="P5"><text:span text:style-name="T2">1. Generar disparos ofensivos que comprometan la integridad del cañón defensivo.</text:span><text:line-break/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generar los disparos del cañón ofensivo planeo crear una librería de movimientos que me permita dotar <text:s/></text:span></text:p>
                <text:p text:style-name="P6"><text:span text:style-name="T3">a una clase (proyectil) de las ecuaciones de tiro parabólico. Para generar dicho disparo se usará una clase </text:span></text:p>
                <text:p text:style-name="P6"><text:span text:style-name="T3">(cañones) la cual creará y enviará a la escena a un proyectil autónomo.</text:span></text:p>
                <text:p text:style-name="P6"><text:span text:style-name="T3"/></text:p>
              </text:list-item>
              <text:list-item>
                <text:p text:style-name="P6"><text:span text:style-name="T3">Para comprometer la integridad del cañón defensivo se creará un método que permita calcular el ángulo</text:span></text:p>
                <text:p text:style-name="P6"><text:span text:style-name="T3">y velocidad de disparo (altura incluida) de tal manera que la trayectoria del proyectil impacte inequívocamente el cañón defensivo.</text:span></text:p>
                <text:p text:style-name="P6"><text:span text:style-name="T3">Es necesario crear un método (pensé en uno de fuerza o fórmula) donde conocido las coordenadas del enemigo </text:span></text:p>
                <text:p text:style-name="P6"><text:span text:style-name="T3">puedo simular determinados números de disparos y corroborar que dicha trayectoria sea la indicada.</text:span></text:p>
                <text:p text:style-name="P6"><text:span text:style-name="T3"/></text:p>
              </text:list-item>
              <text:list-item>
                <text:p text:style-name="P6"><text:span text:style-name="T3">Se emitirá entonces la señal espiá 2 segundos después del lanzamiento para comprobación .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0.725cm" svg:x="2cm" svg:y="1.873cm" presentation:class="title" presentation:user-transformed="true">
          <draw:text-box>
            <text:p text:style-name="P9"><text:span text:style-name="T2">2. Generar disparos defensivos que comprometan la integridad del cañón ofensivo.</text:span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que el cañón defensivo planteé disparar contra el ofensivo consideraré que el espiá me dote de información</text:span></text:p>
                <text:p text:style-name="P6"><text:span text:style-name="T3">necesaria para disparar ofensivamente. Como prioridad debo minimizar el uso de disparos defensivos, para realizar esta restricción consideraré realizar una comprobación de la trayectoria del proyectil enemigo en camino</text:span></text:p>
                <text:p text:style-name="P6"><text:span text:style-name="T3">con la finalidad de interceptarlo. </text:span></text:p>
              </text:list-item>
              <text:list-item>
                <text:p text:style-name="P6"><text:span text:style-name="T3">Calcularé la trayectoria <text:s/>en ese instante de tiempo que permita conocer en tiempo real la ubicación del proyectil (como sé que el espiá me dará la información 2 segundos luego) se hará un nuevo cálculo para determinar a tiempo su posición </text:span></text:p>
              </text:list-item>
              <text:list-item>
                <text:p text:style-name="P6"><text:span text:style-name="T3">Una vez se determine que el disparo enemigo impactará inequívocamente se podrá generar el disparo. 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Información espía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18M15S</meta:editing-duration>
    <meta:editing-cycles>7</meta:editing-cycles>
    <meta:generator>LibreOffice/7.1.0.3$Windows_X86_64 LibreOffice_project/f6099ecf3d29644b5008cc8f48f42f4a40986e4c</meta:generator>
    <dc:title>Impress</dc:title>
    <dc:date>2021-02-04T09:29:02.639000000</dc:date>
    <meta:document-statistic meta:object-count="46"/>
  </office:meta>
</office:document-meta>
</file>